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</text:span></text:p>
      <text:p text:style-name="P1"><text:span text:style-name="T1"><text:tab/><text:tab/><text:tab/><text:tab/>Polymorphism in Python</text:span></text:p>
      <text:p text:style-name="P1"><text:span text:style-name="T1"><text:tab/><text:tab/>==============================================</text:span></text:p>
      <text:p text:style-name="P1"><text:span text:style-name="T1">=&gt;Polymorphism is one of the distinct <text:s/>features of OOPs</text:span></text:p>
      <text:p text:style-name="P1"><text:span text:style-name="T1">=&gt;The purpose of Polymorphism <text:s text:c="2"/>is that "Efficient <text:s/>Utilization Memory Space (OR) Less Memory space is achieved".</text:span></text:p>
      <text:p text:style-name="P1"><text:span text:style-name="T1">----------------------------------------</text:span></text:p>
      <text:p text:style-name="P1"><text:span text:style-name="T1">=&gt;Def. of Polymorphism:</text:span></text:p>
      <text:p text:style-name="P1"><text:span text:style-name="T1">----------------------------------------</text:span></text:p>
      <text:p text:style-name="P1"><text:span text:style-name="T1">=&gt;The Process of Representing "One Form in multiple Forms " is called Polymorphism.</text:span></text:p>
      <text:p text:style-name="P2"/>
      <text:p text:style-name="P1"><text:span text:style-name="T1">=&gt;The Polymorphism Principle is implemented(Bring into action) by Using "Method Overriding" feature of all OO Programming Languages.</text:span></text:p>
      <text:p text:style-name="P1"><text:span text:style-name="T1">=&gt;In The definition of polymorphism, "One Form" represents "Original Method" and multiple forms represents Overridden Methods.</text:span></text:p>
      <text:p text:style-name="P1"><text:span text:style-name="T1">=&gt;A "Form" is nothing but existence of a Method. if the method is existing in base class then it is called "Original Method(one form)" and if the method existing in derived class(es) then it is called "Overridden Method(multiple Forms)".</text:span></text:p>
      <text:p text:style-name="P1"><text:span text:style-name="T1">---------------------------------------------------X--------------------------------------------------------------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22" meta:character-count="1085" meta:non-whitespace-character-count="965"/>
    <meta:generator>LibreOfficeDev/6.0.5.2$Linux_X86_64 LibreOffice_project/</meta:generator>
  </office:meta>
</office:document-meta>
</file>